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Point1</text:p>
          </table:table-cell>
          <table:table-cell table:number-columns-repeated="2"/>
          <table:table-cell office:value-type="string">
            <text:p>Point2</text:p>
          </table:table-cell>
          <table:table-cell table:number-columns-repeated="4"/>
        </table:table-row>
        <table:table-row table:style-name="ro1">
          <table:table-cell office:value-type="string">
            <text:p>X_coord</text:p>
          </table:table-cell>
          <table:table-cell office:value-type="string">
            <text:p>Y_coord</text:p>
          </table:table-cell>
          <table:table-cell office:value-type="string">
            <text:p>Z_coord</text:p>
          </table:table-cell>
          <table:table-cell office:value-type="string">
            <text:p>X_coord</text:p>
          </table:table-cell>
          <table:table-cell office:value-type="string">
            <text:p>Y_coord</text:p>
          </table:table-cell>
          <table:table-cell office:value-type="string">
            <text:p>Z_coord</text:p>
          </table:table-cell>
          <table:table-cell/>
          <table:table-cell office:value-type="string">
            <text:p>Distance</text:p>
          </table:table-cell>
        </table:table-row>
        <table:table-row table:style-name="ro1">
          <table:table-cell office:value-type="float" office:value="-0.152909">
            <text:p>-0.152909</text:p>
          </table:table-cell>
          <table:table-cell office:value-type="float" office:value="0.00668129">
            <text:p>0.00668129</text:p>
          </table:table-cell>
          <table:table-cell office:value-type="float" office:value="0.846929">
            <text:p>0.846929</text:p>
          </table:table-cell>
          <table:table-cell office:value-type="float" office:value="-0.145375">
            <text:p>-0.145375</text:p>
          </table:table-cell>
          <table:table-cell office:value-type="float" office:value="0.00692748">
            <text:p>0.00692748</text:p>
          </table:table-cell>
          <table:table-cell office:value-type="float" office:value="0.84615">
            <text:p>0.84615</text:p>
          </table:table-cell>
          <table:table-cell/>
          <table:table-cell table:formula="of:=SQRT(([.A3]-[.D3])^2+([.B3]-[.E3])^2+([.C3]-[.F3])^2)" office:value-type="float" office:value="0.00757816643496958">
            <text:p>0.0075781664</text:p>
          </table:table-cell>
        </table:table-row>
        <table:table-row table:style-name="ro1">
          <table:table-cell office:value-type="float" office:value="-0.152909">
            <text:p>-0.152909</text:p>
          </table:table-cell>
          <table:table-cell office:value-type="float" office:value="0.00668129">
            <text:p>0.00668129</text:p>
          </table:table-cell>
          <table:table-cell office:value-type="float" office:value="0.846929">
            <text:p>0.846929</text:p>
          </table:table-cell>
          <table:table-cell office:value-type="float" office:value="-0.125725">
            <text:p>-0.125725</text:p>
          </table:table-cell>
          <table:table-cell office:value-type="float" office:value="-0.096373">
            <text:p>-0.096373</text:p>
          </table:table-cell>
          <table:table-cell office:value-type="float" office:value="0.902933">
            <text:p>0.902933</text:p>
          </table:table-cell>
          <table:table-cell/>
          <table:table-cell table:formula="of:=SQRT(([.A4]-[.D4])^2+([.B4]-[.E4])^2+([.C4]-[.F4])^2)" office:value-type="float" office:value="0.120397693330911">
            <text:p>0.1203976933</text:p>
          </table:table-cell>
        </table:table-row>
        <table:table-row table:style-name="ro1">
          <table:table-cell office:value-type="float" office:value="-0.125725">
            <text:p>-0.125725</text:p>
          </table:table-cell>
          <table:table-cell office:value-type="float" office:value="-0.096373">
            <text:p>-0.096373</text:p>
          </table:table-cell>
          <table:table-cell office:value-type="float" office:value="0.902933">
            <text:p>0.902933</text:p>
          </table:table-cell>
          <table:table-cell office:value-type="float" office:value="-0.13101">
            <text:p>-0.13101</text:p>
          </table:table-cell>
          <table:table-cell office:value-type="float" office:value="-0.112048">
            <text:p>-0.112048</text:p>
          </table:table-cell>
          <table:table-cell office:value-type="float" office:value="0.905">
            <text:p>0.905</text:p>
          </table:table-cell>
          <table:table-cell/>
          <table:table-cell table:formula="of:=SQRT(([.A5]-[.D5])^2+([.B5]-[.E5])^2+([.C5]-[.F5])^2)" office:value-type="float" office:value="0.0166706130361184">
            <text:p>0.016670613</text:p>
          </table:table-cell>
        </table:table-row>
        <table:table-row table:style-name="ro1">
          <table:table-cell office:value-type="float" office:value="-0.13101">
            <text:p>-0.13101</text:p>
          </table:table-cell>
          <table:table-cell office:value-type="float" office:value="-0.112048">
            <text:p>-0.112048</text:p>
          </table:table-cell>
          <table:table-cell office:value-type="float" office:value="0.905">
            <text:p>0.905</text:p>
          </table:table-cell>
          <table:table-cell office:value-type="float" office:value="-0.122872">
            <text:p>-0.122872</text:p>
          </table:table-cell>
          <table:table-cell office:value-type="float" office:value="-0.0931839">
            <text:p>-0.0931839</text:p>
          </table:table-cell>
          <table:table-cell office:value-type="float" office:value="0.897637">
            <text:p>0.897637</text:p>
          </table:table-cell>
          <table:table-cell/>
          <table:table-cell table:formula="of:=SQRT(([.A6]-[.D6])^2+([.B6]-[.E6])^2+([.C6]-[.F6])^2)" office:value-type="float" office:value="0.0218241857078335">
            <text:p>0.0218241857</text:p>
          </table:table-cell>
        </table:table-row>
        <table:table-row table:style-name="ro1">
          <table:table-cell office:value-type="float" office:value="-0.122872">
            <text:p>-0.122872</text:p>
          </table:table-cell>
          <table:table-cell office:value-type="float" office:value="-0.0931839">
            <text:p>-0.0931839</text:p>
          </table:table-cell>
          <table:table-cell office:value-type="float" office:value="0.897637">
            <text:p>0.897637</text:p>
          </table:table-cell>
          <table:table-cell office:value-type="float" office:value="-0.133815">
            <text:p>-0.133815</text:p>
          </table:table-cell>
          <table:table-cell office:value-type="float" office:value="-0.00738857">
            <text:p>-0.00738857</text:p>
          </table:table-cell>
          <table:table-cell office:value-type="float" office:value="0.862">
            <text:p>0.862</text:p>
          </table:table-cell>
          <table:table-cell/>
          <table:table-cell table:formula="of:=SQRT(([.A7]-[.D7])^2+([.B7]-[.E7])^2+([.C7]-[.F7])^2)" office:value-type="float" office:value="0.0935445544529926">
            <text:p>0.0935445545</text:p>
          </table:table-cell>
        </table:table-row>
        <table:table-row table:style-name="ro1">
          <table:table-cell office:value-type="float" office:value="-0.131464">
            <text:p>-0.131464</text:p>
          </table:table-cell>
          <table:table-cell office:value-type="float" office:value="-0.105886">
            <text:p>-0.105886</text:p>
          </table:table-cell>
          <table:table-cell office:value-type="float" office:value="0.905167">
            <text:p>0.905167</text:p>
          </table:table-cell>
          <table:table-cell office:value-type="float" office:value="-0.122018">
            <text:p>-0.122018</text:p>
          </table:table-cell>
          <table:table-cell office:value-type="float" office:value="-0.0775776">
            <text:p>-0.0775776</text:p>
          </table:table-cell>
          <table:table-cell office:value-type="float" office:value="0.897333">
            <text:p>0.897333</text:p>
          </table:table-cell>
          <table:table-cell/>
          <table:table-cell table:formula="of:=SQRT(([.A8]-[.D8])^2+([.B8]-[.E8])^2+([.C8]-[.F8])^2)" office:value-type="float" office:value="0.0308539135695944">
            <text:p>0.0308539136</text:p>
          </table:table-cell>
        </table:table-row>
        <table:table-row table:style-name="ro1">
          <table:table-cell table:number-columns-repeated="6"/>
          <table:table-cell/>
          <table:table-cell table:formula="of:=SQRT(([.A9]-[.D9])^2+([.B9]-[.E9])^2+([.C9]-[.F9])^2)" office:value-type="float" office:value="0">
            <text:p>0</text:p>
          </table:table-cell>
        </table:table-row>
        <table:table-row table:style-name="ro1">
          <table:table-cell table:number-columns-repeated="6"/>
          <table:table-cell/>
          <table:table-cell table:formula="of:=SQRT(([.A10]-[.D10])^2+([.B10]-[.E10])^2+([.C10]-[.F10])^2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10/31/2011</text:date>, <text:time>05:0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0T23:19:09</meta:creation-date>
    <meta:editing-duration>PT5H27M5S</meta:editing-duration>
    <meta:editing-cycles>2</meta:editing-cycles>
    <meta:generator>LibreOffice/3.3$Linux LibreOffice_project/330m19$Build-401</meta:generator>
    <meta:initial-creator>hieu </meta:initial-creator>
    <dc:date>2011-10-31T05:01:27</dc:date>
    <dc:creator>hieu </dc:creator>
    <meta:document-statistic meta:table-count="3" meta:cell-count="65" meta:object-count="0"/>
  </office:meta>
</office:document-meta>
</file>